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4800000253F8C68793.png" manifest:media-type="image/png"/>
  <manifest:file-entry manifest:full-path="Pictures/100068160000A42C00007420327783A3.svg" manifest:media-type="image/svg+xml"/>
  <manifest:file-entry manifest:full-path="Pictures/10000000000001D30000014F050F554D.png" manifest:media-type="image/png"/>
  <manifest:file-entry manifest:full-path="Pictures/1000000000000154000000C32097188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WenQuanYi Zen Hei Mono" svg:font-family="'WenQuanYi Zen Hei Mono'" style:font-family-generic="modern" style:font-pitch="fixed"/>
    <style:font-face style:name="Asap" svg:font-family="Asap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" style:family="table">
      <style:table-properties style:width="9.162cm" table:align="left"/>
    </style:style>
    <style:style style:name="Table2.A" style:family="table-column">
      <style:table-column-properties style:column-width="0.829cm"/>
    </style:style>
    <style:style style:name="Table2.B" style:family="table-column">
      <style:table-column-properties style:column-width="4.233cm"/>
    </style:style>
    <style:style style:name="Table2.C" style:family="table-column">
      <style:table-column-properties style:column-width="0.827cm"/>
    </style:style>
    <style:style style:name="Table2.D" style:family="table-column">
      <style:table-column-properties style:column-width="3.27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P1" style:family="paragraph" style:parent-style-name="Footer">
      <style:text-properties style:font-name="Asap" fo:font-size="10pt" style:font-size-asian="10pt" style:font-size-complex="10pt"/>
    </style:style>
    <style:style style:name="P2" style:family="paragraph" style:parent-style-name="Standard">
      <style:text-properties style:font-name="Asap"/>
    </style:style>
    <style:style style:name="P3" style:family="paragraph" style:parent-style-name="Preformatted_20_Text">
      <style:paragraph-properties fo:margin-top="0cm" fo:margin-bottom="0.499cm" loext:contextual-spacing="false"/>
      <style:text-properties style:font-name="Asap"/>
    </style:style>
    <style:style style:name="P4" style:family="paragraph" style:parent-style-name="Preformatted_20_Text">
      <style:paragraph-properties fo:margin-top="0cm" fo:margin-bottom="0.499cm" loext:contextual-spacing="false"/>
      <style:text-properties style:font-name="Asap" officeooo:paragraph-rsid="0019c6a7"/>
    </style:style>
    <style:style style:name="P5" style:family="paragraph" style:parent-style-name="Preformatted_20_Text">
      <style:paragraph-properties fo:margin-top="0cm" fo:margin-bottom="0.499cm" loext:contextual-spacing="false"/>
      <style:text-properties style:font-name="Asap" officeooo:rsid="0019c6a7" officeooo:paragraph-rsid="0019c6a7"/>
    </style:style>
    <style:style style:name="P6" style:family="paragraph" style:parent-style-name="Heading_20_2">
      <style:text-properties style:font-name="Asap" fo:font-style="normal" style:text-underline-style="none" fo:font-weight="bold" style:font-style-asian="normal" style:font-weight-asian="bold" style:font-style-complex="normal" style:font-weight-complex="bold"/>
    </style:style>
    <style:style style:name="P7" style:family="paragraph" style:parent-style-name="Preformatted_20_Text">
      <style:paragraph-properties fo:margin-top="0cm" fo:margin-bottom="0.499cm" loext:contextual-spacing="false"/>
      <style:text-properties style:font-name="Asap" officeooo:rsid="0019c6a7" officeooo:paragraph-rsid="0019c6a7"/>
    </style:style>
    <style:style style:name="P8" style:family="paragraph" style:parent-style-name="Preformatted_20_Text">
      <style:paragraph-properties fo:margin-top="0cm" fo:margin-bottom="0.499cm" loext:contextual-spacing="false"/>
      <style:text-properties style:font-name="Asap" officeooo:rsid="001aa70f" officeooo:paragraph-rsid="001aa70f"/>
    </style:style>
    <style:style style:name="P9" style:family="paragraph" style:parent-style-name="Preformatted_20_Text">
      <style:paragraph-properties fo:margin-top="0cm" fo:margin-bottom="0.499cm" loext:contextual-spacing="false"/>
      <style:text-properties style:font-name="Asap" officeooo:paragraph-rsid="0019c6a7"/>
    </style:style>
    <style:style style:name="P10" style:family="paragraph" style:parent-style-name="Preformatted_20_Text">
      <style:paragraph-properties fo:margin-top="0cm" fo:margin-bottom="0.499cm" loext:contextual-spacing="false"/>
      <style:text-properties style:font-name="Asap" officeooo:paragraph-rsid="001aa70f"/>
    </style:style>
    <style:style style:name="T1" style:family="text">
      <style:text-properties officeooo:rsid="0019c6a7"/>
    </style:style>
    <style:style style:name="T2" style:family="text">
      <style:text-properties style:font-name="Asap"/>
    </style:style>
    <style:style style:name="T3" style:family="text">
      <style:text-properties style:font-name="Asap" officeooo:rsid="00189f4c"/>
    </style:style>
    <style:style style:name="T4" style:family="text">
      <style:text-properties style:font-name="Asap" officeooo:rsid="0019c6a7"/>
    </style:style>
    <style:style style:name="T5" style:family="text">
      <style:text-properties style:font-name="Asap" officeooo:rsid="001aa7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Lista de Acceso al Aula/Taller de la Asociación de Mecatrónica</text:h>
      <text:p text:style-name="P2">Los alumnos <text:span text:style-name="T1">autorizados</text:span> son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reformatted_20_Text"><text:a xlink:type="simple" xlink:href="https://git.mecatronicauncu.org/cgit/listaAcceso-Mecatrónica/tree/listaAcceso#n1" text:style-name="Internet_20_link" text:visited-style-name="Visited_20_Internet_20_Link"><text:span text:style-name="T2">1</text:span></text:a></text:p>
            <text:p text:style-name="Preformatted_20_Text"><text:bookmark text:name="n211"/><text:a xlink:type="simple" xlink:href="https://git.mecatronicauncu.org/cgit/listaAcceso-Mecatrónica/tree/listaAcceso#n2" text:style-name="Internet_20_link" text:visited-style-name="Visited_20_Internet_20_Link"><text:span text:style-name="T2">2</text:span></text:a></text:p>
            <text:p text:style-name="Preformatted_20_Text"><text:bookmark text:name="n35"/><text:a xlink:type="simple" xlink:href="https://git.mecatronicauncu.org/cgit/listaAcceso-Mecatrónica/tree/listaAcceso#n3" text:style-name="Internet_20_link" text:visited-style-name="Visited_20_Internet_20_Link"><text:span text:style-name="T2">3</text:span></text:a></text:p>
            <text:p text:style-name="Preformatted_20_Text"><text:bookmark text:name="n42"/><text:a xlink:type="simple" xlink:href="https://git.mecatronicauncu.org/cgit/listaAcceso-Mecatrónica/tree/listaAcceso#n4" text:style-name="Internet_20_link" text:visited-style-name="Visited_20_Internet_20_Link"><text:span text:style-name="T2">4</text:span></text:a></text:p>
            <text:p text:style-name="Preformatted_20_Text"><text:bookmark text:name="n52"/><text:a xlink:type="simple" xlink:href="https://git.mecatronicauncu.org/cgit/listaAcceso-Mecatrónica/tree/listaAcceso#n5" text:style-name="Internet_20_link" text:visited-style-name="Visited_20_Internet_20_Link"><text:span text:style-name="T2">5</text:span></text:a></text:p>
            <text:p text:style-name="Preformatted_20_Text"><text:bookmark text:name="n62"/><text:a xlink:type="simple" xlink:href="https://git.mecatronicauncu.org/cgit/listaAcceso-Mecatrónica/tree/listaAcceso#n6" text:style-name="Internet_20_link" text:visited-style-name="Visited_20_Internet_20_Link"><text:span text:style-name="T2">6</text:span></text:a></text:p>
            <text:p text:style-name="Preformatted_20_Text"><text:a xlink:type="simple" xlink:href="https://git.mecatronicauncu.org/cgit/listaAcceso-Mecatrónica/tree/listaAcceso#n7" text:style-name="Internet_20_link" text:visited-style-name="Visited_20_Internet_20_Link"><text:span text:style-name="T2">7</text:span></text:a></text:p>
            <text:p text:style-name="Preformatted_20_Text"><text:bookmark text:name="n82"/><text:a xlink:type="simple" xlink:href="https://git.mecatronicauncu.org/cgit/listaAcceso-Mecatrónica/tree/listaAcceso#n8" text:style-name="Internet_20_link" text:visited-style-name="Visited_20_Internet_20_Link"><text:span text:style-name="T2">8</text:span></text:a></text:p>
            <text:p text:style-name="Preformatted_20_Text"><text:bookmark text:name="n92"/><text:a xlink:type="simple" xlink:href="https://git.mecatronicauncu.org/cgit/listaAcceso-Mecatrónica/tree/listaAcceso#n9" text:style-name="Internet_20_link" text:visited-style-name="Visited_20_Internet_20_Link"><text:span text:style-name="T2">9</text:span></text:a></text:p>
            <text:p text:style-name="Preformatted_20_Text"><text:bookmark text:name="n102"/><text:a xlink:type="simple" xlink:href="https://git.mecatronicauncu.org/cgit/listaAcceso-Mecatrónica/tree/listaAcceso#n10" text:style-name="Internet_20_link" text:visited-style-name="Visited_20_Internet_20_Link"><text:span text:style-name="T2">10</text:span></text:a></text:p>
            <text:p text:style-name="Preformatted_20_Text"><text:bookmark text:name="n112"/><text:a xlink:type="simple" xlink:href="https://git.mecatronicauncu.org/cgit/listaAcceso-Mecatrónica/tree/listaAcceso#n11" text:style-name="Internet_20_link" text:visited-style-name="Visited_20_Internet_20_Link"><text:span text:style-name="T2">11</text:span></text:a></text:p>
            <text:p text:style-name="Preformatted_20_Text"><text:bookmark text:name="n122"/><text:a xlink:type="simple" xlink:href="https://git.mecatronicauncu.org/cgit/listaAcceso-Mecatrónica/tree/listaAcceso#n12" text:style-name="Internet_20_link" text:visited-style-name="Visited_20_Internet_20_Link"><text:span text:style-name="T2">12</text:span></text:a></text:p>
            <text:p text:style-name="Preformatted_20_Text"><text:bookmark text:name="n132"/><text:a xlink:type="simple" xlink:href="https://git.mecatronicauncu.org/cgit/listaAcceso-Mecatrónica/tree/listaAcceso#n13" text:style-name="Internet_20_link" text:visited-style-name="Visited_20_Internet_20_Link"><text:span text:style-name="T2">13</text:span></text:a></text:p>
            <text:p text:style-name="Preformatted_20_Text"><text:bookmark text:name="n142"/><text:a xlink:type="simple" xlink:href="https://git.mecatronicauncu.org/cgit/listaAcceso-Mecatrónica/tree/listaAcceso#n14" text:style-name="Internet_20_link" text:visited-style-name="Visited_20_Internet_20_Link"><text:span text:style-name="T2">14</text:span></text:a></text:p>
            <text:p text:style-name="Preformatted_20_Text"><text:bookmark text:name="n152"/><text:a xlink:type="simple" xlink:href="https://git.mecatronicauncu.org/cgit/listaAcceso-Mecatrónica/tree/listaAcceso#n15" text:style-name="Internet_20_link" text:visited-style-name="Visited_20_Internet_20_Link"><text:span text:style-name="T2">15</text:span></text:a></text:p>
            <text:p text:style-name="Preformatted_20_Text"><text:bookmark text:name="n162"/><text:a xlink:type="simple" xlink:href="https://git.mecatronicauncu.org/cgit/listaAcceso-Mecatrónica/tree/listaAcceso#n16" text:style-name="Internet_20_link" text:visited-style-name="Visited_20_Internet_20_Link"><text:span text:style-name="T2">16</text:span></text:a></text:p>
            <text:p text:style-name="Preformatted_20_Text"><text:bookmark text:name="n172"/><text:a xlink:type="simple" xlink:href="https://git.mecatronicauncu.org/cgit/listaAcceso-Mecatrónica/tree/listaAcceso#n17" text:style-name="Internet_20_link" text:visited-style-name="Visited_20_Internet_20_Link"><text:span text:style-name="T2">17</text:span></text:a></text:p>
            <text:p text:style-name="Preformatted_20_Text"><text:bookmark text:name="n182"/><text:a xlink:type="simple" xlink:href="https://git.mecatronicauncu.org/cgit/listaAcceso-Mecatrónica/tree/listaAcceso#n18" text:style-name="Internet_20_link" text:visited-style-name="Visited_20_Internet_20_Link"><text:span text:style-name="T2">18</text:span></text:a></text:p>
            <text:p text:style-name="Preformatted_20_Text"><text:bookmark text:name="n192"/><text:a xlink:type="simple" xlink:href="https://git.mecatronicauncu.org/cgit/listaAcceso-Mecatrónica/tree/listaAcceso#n19" text:style-name="Internet_20_link" text:visited-style-name="Visited_20_Internet_20_Link"><text:span text:style-name="T2">19</text:span></text:a></text:p>
            <text:p text:style-name="Preformatted_20_Text"><text:bookmark text:name="n202"/><text:a xlink:type="simple" xlink:href="https://git.mecatronicauncu.org/cgit/listaAcceso-Mecatrónica/tree/listaAcceso#n20" text:style-name="Internet_20_link" text:visited-style-name="Visited_20_Internet_20_Link"><text:span text:style-name="T2">20</text:span></text:a></text:p>
            <text:p text:style-name="Preformatted_20_Text"><text:bookmark text:name="n212"/><text:a xlink:type="simple" xlink:href="https://git.mecatronicauncu.org/cgit/listaAcceso-Mecatrónica/tree/listaAcceso#n21" text:style-name="Internet_20_link" text:visited-style-name="Visited_20_Internet_20_Link"><text:span text:style-name="T2">21</text:span></text:a></text:p>
            <text:p text:style-name="Preformatted_20_Text"><text:bookmark text:name="n222"/><text:a xlink:type="simple" xlink:href="https://git.mecatronicauncu.org/cgit/listaAcceso-Mecatrónica/tree/listaAcceso#n22" text:style-name="Internet_20_link" text:visited-style-name="Visited_20_Internet_20_Link"><text:span text:style-name="T2">22</text:span></text:a></text:p>
            <text:p text:style-name="Preformatted_20_Text"><text:bookmark text:name="n232"/><text:a xlink:type="simple" xlink:href="https://git.mecatronicauncu.org/cgit/listaAcceso-Mecatrónica/tree/listaAcceso#n23" text:style-name="Internet_20_link" text:visited-style-name="Visited_20_Internet_20_Link"><text:span text:style-name="T2">23</text:span></text:a></text:p>
            <text:p text:style-name="Preformatted_20_Text"><text:bookmark text:name="n242"/><text:a xlink:type="simple" xlink:href="https://git.mecatronicauncu.org/cgit/listaAcceso-Mecatrónica/tree/listaAcceso#n24" text:style-name="Internet_20_link" text:visited-style-name="Visited_20_Internet_20_Link"><text:span text:style-name="T2">24</text:span></text:a></text:p>
            <text:p text:style-name="Preformatted_20_Text"><text:bookmark text:name="n252"/><text:a xlink:type="simple" xlink:href="https://git.mecatronicauncu.org/cgit/listaAcceso-Mecatrónica/tree/listaAcceso#n25" text:style-name="Internet_20_link" text:visited-style-name="Visited_20_Internet_20_Link"><text:span text:style-name="T2">25</text:span></text:a></text:p>
            <text:p text:style-name="Preformatted_20_Text"><text:bookmark text:name="n262"/><text:a xlink:type="simple" xlink:href="https://git.mecatronicauncu.org/cgit/listaAcceso-Mecatrónica/tree/listaAcceso#n26" text:style-name="Internet_20_link" text:visited-style-name="Visited_20_Internet_20_Link"><text:span text:style-name="T2">26</text:span></text:a></text:p>
            <text:p text:style-name="Preformatted_20_Text"><text:bookmark text:name="n272"/><text:a xlink:type="simple" xlink:href="https://git.mecatronicauncu.org/cgit/listaAcceso-Mecatrónica/tree/listaAcceso#n27" text:style-name="Internet_20_link" text:visited-style-name="Visited_20_Internet_20_Link"><text:span text:style-name="T2">27</text:span></text:a></text:p>
            <text:p text:style-name="Preformatted_20_Text"><text:bookmark text:name="n282"/><text:a xlink:type="simple" xlink:href="https://git.mecatronicauncu.org/cgit/listaAcceso-Mecatrónica/tree/listaAcceso#n28" text:style-name="Internet_20_link" text:visited-style-name="Visited_20_Internet_20_Link"><text:span text:style-name="T2">28</text:span></text:a></text:p>
            <text:p text:style-name="Preformatted_20_Text"><text:bookmark text:name="n292"/><text:a xlink:type="simple" xlink:href="https://git.mecatronicauncu.org/cgit/listaAcceso-Mecatrónica/tree/listaAcceso#n29" text:style-name="Internet_20_link" text:visited-style-name="Visited_20_Internet_20_Link"><text:span text:style-name="T2">29</text:span></text:a></text:p>
            <text:p text:style-name="Preformatted_20_Text"><text:bookmark text:name="n302"/><text:a xlink:type="simple" xlink:href="https://git.mecatronicauncu.org/cgit/listaAcceso-Mecatrónica/tree/listaAcceso#n30" text:style-name="Internet_20_link" text:visited-style-name="Visited_20_Internet_20_Link"><text:span text:style-name="T2">30</text:span></text:a></text:p>
            <text:p text:style-name="Preformatted_20_Text"><text:a xlink:type="simple" xlink:href="https://git.mecatronicauncu.org/cgit/listaAcceso-Mecatrónica/tree/listaAcceso#n33" text:style-name="Internet_20_link" text:visited-style-name="Visited_20_Internet_20_Link"><text:span text:style-name="T2"/></text:a></text:p>
          </table:table-cell>
          <table:table-cell table:style-name="Table2.A1" office:value-type="string">
            <text:p text:style-name="Preformatted_20_Text"><text:span text:style-name="Source_20_Text"><text:span text:style-name="T2">Maximiliano Badaloni</text:span></text:span></text:p>
            <text:p text:style-name="Preformatted_20_Text"><text:span text:style-name="Source_20_Text"><text:span text:style-name="T2">Alvaro Alonso</text:span></text:span></text:p>
            <text:p text:style-name="Preformatted_20_Text"><text:span text:style-name="Source_20_Text"><text:span text:style-name="T2">Fernando Cladera</text:span></text:span></text:p>
            <text:p text:style-name="Preformatted_20_Text"><text:span text:style-name="Source_20_Text"><text:span text:style-name="T2">Mauricio Cáceres</text:span></text:span></text:p>
            <text:p text:style-name="Preformatted_20_Text"><text:span text:style-name="Source_20_Text"><text:span text:style-name="T2">Adrian Aligia</text:span></text:span></text:p>
            <text:p text:style-name="Preformatted_20_Text"><text:span text:style-name="Source_20_Text"><text:span text:style-name="T2">Florencia Battocchia</text:span></text:span></text:p>
            <text:p text:style-name="Preformatted_20_Text"><text:span text:style-name="Source_20_Text"><text:span text:style-name="T2">Federico Sesto</text:span></text:span></text:p>
            <text:p text:style-name="Preformatted_20_Text"><text:span text:style-name="Source_20_Text"><text:span text:style-name="T2">Nahuel Jose</text:span></text:span></text:p>
            <text:p text:style-name="Preformatted_20_Text"><text:span text:style-name="Source_20_Text"><text:span text:style-name="T2">Eugenio Borovets</text:span></text:span></text:p>
            <text:p text:style-name="Preformatted_20_Text"><text:span text:style-name="Source_20_Text"><text:span text:style-name="T2">Mariano Liñan</text:span></text:span></text:p>
            <text:p text:style-name="Preformatted_20_Text"><text:span text:style-name="Source_20_Text"><text:span text:style-name="T2">Franco Manucha</text:span></text:span></text:p>
            <text:p text:style-name="Preformatted_20_Text"><text:span text:style-name="Source_20_Text"><text:span text:style-name="T2">Pablo Ortega</text:span></text:span></text:p>
            <text:p text:style-name="Preformatted_20_Text"><text:span text:style-name="Source_20_Text"><text:span text:style-name="T2">Facundo Martín</text:span></text:span></text:p>
            <text:p text:style-name="Preformatted_20_Text"><text:span text:style-name="Source_20_Text"><text:span text:style-name="T2">Alfredo Iglesias</text:span></text:span></text:p>
            <text:p text:style-name="Preformatted_20_Text"><text:span text:style-name="Source_20_Text"><text:span text:style-name="T2">Bruno Correa</text:span></text:span></text:p>
            <text:p text:style-name="Preformatted_20_Text"><text:span text:style-name="Source_20_Text"><text:span text:style-name="T2">Alejandro Correa</text:span></text:span></text:p>
            <text:p text:style-name="Preformatted_20_Text"><text:span text:style-name="Source_20_Text"><text:span text:style-name="T2">Diego Alvarado</text:span></text:span></text:p>
            <text:p text:style-name="Preformatted_20_Text"><text:span text:style-name="Source_20_Text"><text:span text:style-name="T2">Gianfranco Zeballos</text:span></text:span></text:p>
            <text:p text:style-name="Preformatted_20_Text"><text:span text:style-name="Source_20_Text"><text:span text:style-name="T2">Martín Cruz</text:span></text:span></text:p>
            <text:p text:style-name="Preformatted_20_Text"><text:span text:style-name="Source_20_Text"><text:span text:style-name="T2">Lucas Ferrari</text:span></text:span></text:p>
            <text:p text:style-name="Preformatted_20_Text"><text:span text:style-name="Source_20_Text"><text:span text:style-name="T2">Armando Cabrerizo</text:span></text:span></text:p>
            <text:p text:style-name="Preformatted_20_Text"><text:span text:style-name="Source_20_Text"><text:span text:style-name="T2">Martín Silva</text:span></text:span></text:p>
            <text:p text:style-name="Preformatted_20_Text"><text:span text:style-name="Source_20_Text"><text:span text:style-name="T2">Dario Garcia</text:span></text:span></text:p>
            <text:p text:style-name="Preformatted_20_Text"><text:span text:style-name="Source_20_Text"><text:span text:style-name="T2">Sebastian Rodriguez</text:span></text:span></text:p>
            <text:p text:style-name="Preformatted_20_Text"><text:span text:style-name="Source_20_Text"><text:span text:style-name="T2">Agustín Meschini</text:span></text:span></text:p>
            <text:p text:style-name="Preformatted_20_Text"><text:span text:style-name="Source_20_Text"><text:span text:style-name="T2">Emmanuel Jordán</text:span></text:span></text:p>
            <text:p text:style-name="Preformatted_20_Text"><text:span text:style-name="Source_20_Text"><text:span text:style-name="T2">Marilen Ortiz</text:span></text:span></text:p>
            <text:p text:style-name="Preformatted_20_Text"><text:span text:style-name="Source_20_Text"><text:span text:style-name="T2">Maximiliano Garcia</text:span></text:span></text:p>
            <text:p text:style-name="Preformatted_20_Text"><text:span text:style-name="Source_20_Text"><text:span text:style-name="T2">Verónica Vallejos</text:span></text:span></text:p>
            <text:p text:style-name="Preformatted_20_Text"><text:span text:style-name="Source_20_Text"><text:span text:style-name="T2">Araceli Arteaga</text:span></text:span></text:p>
            <text:p text:style-name="Preformatted_20_Text"><text:span text:style-name="Source_20_Text"><text:span text:style-name="T2"/></text:span></text:p>
          </table:table-cell>
          <table:table-cell table:style-name="Table2.A1" office:value-type="string">
            <text:p text:style-name="Preformatted_20_Text"><text:a xlink:type="simple" xlink:href="https://git.mecatronicauncu.org/cgit/listaAcceso-Mecatrónica/tree/listaAcceso#n31" text:style-name="Internet_20_link" text:visited-style-name="Visited_20_Internet_20_Link"><text:span text:style-name="T2">31</text:span></text:a></text:p>
            <text:p text:style-name="Preformatted_20_Text"><text:bookmark text:name="n3221"/><text:a xlink:type="simple" xlink:href="https://git.mecatronicauncu.org/cgit/listaAcceso-Mecatrónica/tree/listaAcceso#n32" text:style-name="Internet_20_link" text:visited-style-name="Visited_20_Internet_20_Link"><text:span text:style-name="T2">32</text:span></text:a></text:p>
            <text:p text:style-name="P3"><text:a xlink:type="simple" xlink:href="https://git.mecatronicauncu.org/cgit/listaAcceso-Mecatrónica/tree/listaAcceso#n33" text:style-name="Internet_20_link" text:visited-style-name="Visited_20_Internet_20_Link">33</text:a> 34 35</text:p>
            <text:p text:style-name="P5">36</text:p>
            <text:p text:style-name="P5">37</text:p>
            <text:p text:style-name="P5">38</text:p>
            <text:p text:style-name="P5">39</text:p>
            <text:p text:style-name="P8">40</text:p>
            <text:p text:style-name="P8">41</text:p>
          </table:table-cell>
          <table:table-cell table:style-name="Table2.D1" office:value-type="string">
            <text:p text:style-name="Preformatted_20_Text"><text:span text:style-name="Source_20_Text"><text:span text:style-name="T2">Gino Copparoni</text:span></text:span></text:p>
            <text:p text:style-name="Preformatted_20_Text"><text:span text:style-name="Source_20_Text"><text:span text:style-name="T2">Gonzalo Clavero</text:span></text:span></text:p>
            <text:p text:style-name="P4"><text:span text:style-name="Source_20_Text"><text:span text:style-name="T2">Franco </text:span></text:span><text:span text:style-name="Source_20_Text"><text:span text:style-name="T3">Conte</text:span></text:span><text:span text:style-name="Source_20_Text"><text:span text:style-name="T2"> Franco Ardiani Andrés RM Manelli</text:span></text:span></text:p>
            <text:p text:style-name="P4"><text:span text:style-name="Source_20_Text"><text:span text:style-name="T4">José Villafañe</text:span></text:span></text:p>
            <text:p text:style-name="P4"><text:span text:style-name="Source_20_Text"><text:span text:style-name="T4">Manuel Minati</text:span></text:span></text:p>
            <text:p text:style-name="P4"><text:span text:style-name="Source_20_Text"><text:span text:style-name="T4">Emiliano López</text:span></text:span></text:p>
            <text:p text:style-name="P4"><text:span text:style-name="Source_20_Text"><text:span text:style-name="T4">Gabriel Godoy</text:span></text:span></text:p>
            <text:p text:style-name="P10"><text:span text:style-name="Source_20_Text"><text:span text:style-name="T5">Francisco Tinelli</text:span></text:span></text:p>
            <text:p text:style-name="P10"><text:span text:style-name="Source_20_Text"><text:span text:style-name="T5">Adriel Fragapane</text:span>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WenQuanYi Zen Hei Mono" svg:font-family="'WenQuanYi Zen Hei Mono'" style:font-family-generic="modern" style:font-pitch="fixed"/>
    <style:font-face style:name="Asap" svg:font-family="Asap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line-height="150%"/>
      <style:text-properties style:font-name="Droid Sans Mono" fo:font-family="'Droid Sans Mono'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weight-asian="normal" style:font-name-complex="FreeSerif" style:font-family-complex="FreeSerif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WenQuanYi Zen Hei Mono" style:font-family-asian="'WenQuanYi Zen Hei Mono'" style:font-family-generic-asian="modern" style:font-pitch-asian="fixed" style:font-name-complex="FreeSerif" style:font-family-complex="FreeSerif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sap" fo:font-size="10pt" style:font-size-asian="10pt" style:font-size-complex="10pt"/>
    </style:style>
    <style:style style:name="MT1" style:family="text">
      <style:text-properties officeooo:rsid="0019c6a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9.07cm" svg:y="-1.177cm" svg:width="4.313cm" svg:height="2.473cm" draw:z-index="0"><draw:image xlink:href="Pictures/1000000000000154000000C320971887.jpg" xlink:type="simple" xlink:show="embed" xlink:actuate="onLoad"/></draw:frame><draw:frame draw:style-name="Mfr1" draw:name="graphics2" text:anchor-type="paragraph" svg:x="13.848cm" svg:y="-1.247cm" svg:width="3.29cm" svg:height="2.286cm" draw:z-index="1"><draw:image xlink:href="Pictures/10000000000001D30000014F050F554D.png" xlink:type="simple" xlink:show="embed" xlink:actuate="onLoad"/></draw:frame><draw:frame draw:style-name="Mfr1" draw:name="graphics3" text:anchor-type="paragraph" svg:x="-0.325cm" svg:y="-1.355cm" svg:width="4.35cm" svg:height="3.076cm" draw:z-index="2"><draw:image xlink:href="Pictures/100068160000A42C00007420327783A3.svg" xlink:type="simple" xlink:show="embed" xlink:actuate="onLoad"/><draw:image xlink:href="Pictures/100002010000034800000253F8C68793.png" xlink:type="simple" xlink:show="embed" xlink:actuate="onLoad"/></draw:frame> <text:s text:c="80"/><text:tab/><text:tab/> <text:s text:c="3"/>|<text:tab/></text:p>
      </style:header>
      <style:footer>
        <text:p text:style-name="MP1"><text:span text:style-name="MT1">04/05/2015</text:span><text:tab/><text:page-number text:select-page="current">1</text:page-number>/<text:page-count>1</text:page-count><text:tab/><text:span text:style-name="MT1">Lista de Acceso Mayo 201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icio </meta:initial-creator>
    <meta:creation-date>2014-05-14T14:57:04</meta:creation-date>
    <dc:date>2015-05-07T13:16:11.598716923</dc:date>
    <meta:editing-duration>PT13M58S</meta:editing-duration>
    <meta:editing-cycles>9</meta:editing-cycles>
    <meta:generator>LibreOffice/4.4.2.2$Linux_X86_64 LibreOffice_project/40m0$Build-2</meta:generator>
    <dc:subject>Lista de Acceso Mayo 2014</dc:subject>
    <dc:title>AMM</dc:title>
    <meta:document-statistic meta:table-count="1" meta:image-count="3" meta:object-count="0" meta:page-count="1" meta:paragraph-count="82" meta:word-count="146" meta:character-count="902" meta:non-whitespace-character-count="750"/>
  </office:meta>
</office:document-meta>
</file>